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Normal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3T16:55:45" calcext:value-type="date">
            <text:p>2021-10-03 16:55:45</text:p>
          </table:table-cell>
          <table:table-cell table:style-name="ce22" office:value-type="date" office:date-value="2021-10-03" calcext:value-type="date">
            <text:p>2021-10-03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6H55M45S" calcext:value-type="time">
            <text:p>16:55:45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3T16:55:45" calcext:value-type="date">
            <text:p>2021-10-03 16:55:45</text:p>
          </table:table-cell>
          <table:table-cell table:style-name="ce23" office:value-type="date" office:date-value="2021-10-03" calcext:value-type="date">
            <text:p>2021-10-03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4H55M46S" calcext:value-type="time">
            <text:p>04:55:4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3T16:55:46" calcext:value-type="date">
            <text:p>2021-10-03 16:55:46</text:p>
          </table:table-cell>
          <table:table-cell table:style-name="ce24" office:value-type="date" office:date-value="2021-10-03" calcext:value-type="date">
            <text:p>2021-10-03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6H55M46S" calcext:value-type="time">
            <text:p>16:55:4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3T16:55:46" calcext:value-type="date">
            <text:p>2021-10-03 16:55:46</text:p>
          </table:table-cell>
          <table:table-cell table:style-name="ce25" office:value-type="date" office:date-value="2021-10-03" calcext:value-type="date">
            <text:p>2021-10-03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4H55M46S" calcext:value-type="time">
            <text:p>04:55:4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3T16:55:46" calcext:value-type="date">
            <text:p>2021-10-03 16:55:46</text:p>
          </table:table-cell>
          <table:table-cell table:style-name="ce26" office:value-type="date" office:date-value="2021-10-03" calcext:value-type="date">
            <text:p>2021-10-03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6H55M46S" calcext:value-type="time">
            <text:p>16:55:4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3T16:55:46" calcext:value-type="date">
            <text:p>2021-10-03 16:55:46</text:p>
          </table:table-cell>
          <table:table-cell table:style-name="ce27" office:value-type="date" office:date-value="2021-10-03" calcext:value-type="date">
            <text:p>2021-10-03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4H55M46S" calcext:value-type="time">
            <text:p>04:55:4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3T16:55:46" calcext:value-type="date">
            <text:p>2021-10-03 16:55:46</text:p>
          </table:table-cell>
          <table:table-cell table:style-name="ce28" office:value-type="date" office:date-value="2021-10-03" calcext:value-type="date">
            <text:p>2021-10-03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6H55M46S" calcext:value-type="time">
            <text:p>16:55:4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3T16:55:46" calcext:value-type="date">
            <text:p>2021-10-03 16:55:46</text:p>
          </table:table-cell>
          <table:table-cell table:style-name="ce29" office:value-type="date" office:date-value="2021-10-03" calcext:value-type="date">
            <text:p>2021-10-03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4H55M46S" calcext:value-type="time">
            <text:p>04:55:4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3T16:55:46" calcext:value-type="date">
            <text:p>2021-10-03 16:55:46</text:p>
          </table:table-cell>
          <table:table-cell table:style-name="ce30" office:value-type="date" office:date-value="2021-10-03" calcext:value-type="date">
            <text:p>2021-10-03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6H55M46S" calcext:value-type="time">
            <text:p>16:55:4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3T16:55:46" calcext:value-type="date">
            <text:p>2021-10-03 16:55:46</text:p>
          </table:table-cell>
          <table:table-cell table:style-name="ce31" office:value-type="date" office:date-value="2021-10-03" calcext:value-type="date">
            <text:p>2021-10-03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4H55M46S" calcext:value-type="time">
            <text:p>04:55:46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3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12" calcext:value-type="float">
            <text:p>12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6:55:44.7695638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6:55:44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5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1-10-03T16:55:47.116405751</dc:date>
    <dc:title>UnoGenerator ODS example</dc:title>
    <meta:document-statistic meta:table-count="2" meta:cell-count="197" meta:object-count="0"/>
  </office:meta>
</office:document-meta>
</file>